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Object 2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.4923in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 fo:margin-bottom="0.4923in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 fo:margin-bottom="0.4923in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</style:style>
    <style:style style:name="T7" style:parent-style-name="Основнойшрифтабзаца" style:family="text"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 fo:margin-bottom="0.4923in"/>
    </style:style>
    <style:style style:name="T9" style:parent-style-name="Основнойшрифтабзаца" style:family="text"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 fo:margin-bottom="0.4923in"/>
    </style:style>
    <style:style style:name="T11" style:parent-style-name="Основнойшрифтабзаца" style:family="text"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 fo:margin-bottom="0.4923in"/>
    </style:style>
    <style:style style:name="T13" style:parent-style-name="Основнойшрифтабзаца" style:family="text"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margin-bottom="0.4923in"/>
    </style:style>
    <style:style style:name="P15" style:parent-style-name="Standard" style:family="paragraph">
      <style:paragraph-properties fo:text-align="center" fo:margin-bottom="0.4923in"/>
    </style:style>
    <style:style style:name="P16" style:parent-style-name="Standard" style:family="paragraph">
      <style:paragraph-properties fo:text-align="end" fo:margin-right="0.1576in"/>
    </style:style>
    <style:style style:name="T17" style:parent-style-name="Основнойшрифтабзаца" style:family="text">
      <style:text-properties fo:font-size="14pt" style:font-size-asian="14pt" style:font-size-complex="14pt"/>
    </style:style>
    <style:style style:name="P18" style:parent-style-name="Standard" style:family="paragraph">
      <style:paragraph-properties fo:text-align="end"/>
    </style:style>
    <style:style style:name="T19" style:parent-style-name="Основнойшрифтабзаца" style:family="text">
      <style:text-properties fo:font-size="14pt" style:font-size-asian="14pt" style:font-size-complex="14pt"/>
    </style:style>
    <style:style style:name="P20" style:parent-style-name="Standard" style:family="paragraph">
      <style:paragraph-properties fo:text-align="end" fo:margin-bottom="0.4923in" fo:margin-left="0.1576in" fo:margin-right="0.827in">
        <style:tab-stops/>
      </style:paragraph-properties>
    </style:style>
    <style:style style:name="T21" style:parent-style-name="Основнойшрифтабзаца" style:family="text">
      <style:text-properties fo:font-size="14pt" style:font-size-asian="14pt" style:font-size-complex="14pt"/>
    </style:style>
    <style:style style:name="P22" style:parent-style-name="Standard" style:family="paragraph">
      <style:paragraph-properties fo:text-align="end" fo:margin-left="0.1576in">
        <style:tab-stops/>
      </style:paragraph-properties>
    </style:style>
    <style:style style:name="T23" style:parent-style-name="Основнойшрифтабзаца" style:family="text">
      <style:text-properties fo:font-size="14pt" style:font-size-asian="14pt" style:font-size-complex="14pt"/>
    </style:style>
    <style:style style:name="P24" style:parent-style-name="Standard" style:family="paragraph">
      <style:paragraph-properties fo:text-align="end" fo:margin-left="0.1576in">
        <style:tab-stops/>
      </style:paragraph-properties>
    </style:style>
    <style:style style:name="T25" style:parent-style-name="Основнойшрифтабзаца" style:family="text">
      <style:text-properties fo:font-size="14pt" style:font-size-asian="14pt" style:font-size-complex="14pt"/>
    </style:style>
    <style:style style:name="P26" style:parent-style-name="Standard" style:family="paragraph">
      <style:paragraph-properties fo:text-align="end" fo:margin-left="0.1576in">
        <style:tab-stops/>
      </style:paragraph-properties>
    </style:style>
    <style:style style:name="T27" style:parent-style-name="Основнойшрифтабзаца" style:family="text">
      <style:text-properties fo:font-size="14pt" style:font-size-asian="14pt" style:font-size-complex="14pt"/>
    </style:style>
    <style:style style:name="T28" style:parent-style-name="Основнойшрифтабзаца" style:family="text">
      <style:text-properties fo:font-size="14pt" style:font-size-asian="14pt" style:font-size-complex="14pt"/>
    </style:style>
    <style:style style:name="P29" style:parent-style-name="Standard" style:family="paragraph">
      <style:paragraph-properties fo:text-align="end" fo:margin-bottom="0.4923in" fo:margin-right="1.0236in" fo:text-indent="0.1965in"/>
    </style:style>
    <style:style style:name="T30" style:parent-style-name="Основнойшрифтабзаца" style:family="text">
      <style:text-properties fo:font-size="11pt" style:font-size-asian="11pt" style:font-size-complex="11pt"/>
    </style:style>
    <style:style style:name="T31" style:parent-style-name="Основнойшрифтабзаца" style:family="text">
      <style:text-properties fo:font-size="10pt" style:font-size-asian="10pt" style:font-size-complex="10pt"/>
    </style:style>
    <style:style style:name="T32" style:parent-style-name="Основнойшрифтабзаца" style:family="text">
      <style:text-properties fo:font-size="14pt" style:font-size-asian="14pt" style:font-size-complex="14pt"/>
    </style:style>
    <style:style style:name="P33" style:parent-style-name="Standard" style:family="paragraph">
      <style:paragraph-properties fo:text-align="end" fo:margin-bottom="0.4923in" fo:margin-right="1.0236in" fo:text-indent="0.1965in"/>
      <style:text-properties fo:font-size="10pt" style:font-size-asian="10pt" style:font-size-complex="10pt"/>
    </style:style>
    <style:style style:name="P34" style:parent-style-name="Standard" style:family="paragraph">
      <style:paragraph-properties fo:text-align="center" fo:text-indent="0.1965in"/>
      <style:text-properties style:font-name="Arial" fo:font-weight="bold" style:font-weight-asian="bold" style:font-weight-complex="bold" fo:font-size="16pt" style:font-size-asian="16pt" style:font-size-complex="16pt"/>
    </style:style>
    <style:style style:name="P35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T36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37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38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39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40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41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42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43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44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45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46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47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48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49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0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1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2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3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4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5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6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7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8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9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60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61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62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63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64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T65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66" style:parent-style-name="Standard" style:family="paragraph">
      <style:paragraph-properties fo:line-height="150%" fo:text-indent="0.1965in"/>
    </style:style>
    <style:style style:name="P67" style:parent-style-name="Standard" style:family="paragraph">
      <style:paragraph-properties fo:line-height="150%" fo:text-indent="0.1965in"/>
    </style:style>
    <style:style style:name="P68" style:parent-style-name="Standard" style:family="paragraph">
      <style:paragraph-properties fo:line-height="150%" fo:text-indent="0.1965in"/>
    </style:style>
    <style:style style:name="P69" style:parent-style-name="Standard" style:family="paragraph">
      <style:paragraph-properties fo:line-height="150%" fo:text-indent="0.1965in"/>
    </style:style>
    <style:style style:name="P70" style:parent-style-name="Standard" style:family="paragraph">
      <style:paragraph-properties fo:line-height="150%" fo:text-indent="0.1965in"/>
    </style:style>
    <style:style style:name="P71" style:parent-style-name="Standard" style:family="paragraph">
      <style:paragraph-properties fo:line-height="150%" fo:text-indent="0.1965in"/>
    </style:style>
    <style:style style:name="P72" style:parent-style-name="Standard" style:family="paragraph">
      <style:paragraph-properties fo:line-height="150%" fo:text-indent="0.1965in"/>
    </style:style>
    <style:style style:name="P73" style:parent-style-name="Standard" style:family="paragraph">
      <style:paragraph-properties fo:line-height="150%" fo:text-indent="0.1965in"/>
    </style:style>
    <style:style style:name="P74" style:parent-style-name="Standard" style:family="paragraph">
      <style:paragraph-properties fo:line-height="150%" fo:text-indent="0.1965in"/>
    </style:style>
    <style:style style:name="P75" style:parent-style-name="Standard" style:family="paragraph">
      <style:paragraph-properties fo:line-height="150%" fo:text-indent="0.1965in"/>
    </style:style>
    <style:style style:name="P76" style:parent-style-name="Standard" style:family="paragraph">
      <style:paragraph-properties fo:line-height="150%" fo:text-indent="0.1965in"/>
    </style:style>
    <style:style style:name="P77" style:parent-style-name="Standard" style:family="paragraph">
      <style:paragraph-properties fo:line-height="150%" fo:text-indent="0.1965in"/>
    </style:style>
    <style:style style:name="P78" style:parent-style-name="Standard" style:family="paragraph">
      <style:paragraph-properties fo:line-height="150%" fo:text-indent="0.1965in"/>
    </style:style>
    <style:style style:name="P79" style:parent-style-name="Standard" style:family="paragraph">
      <style:paragraph-properties fo:line-height="150%" fo:text-indent="0.1965in"/>
    </style:style>
    <style:style style:name="P80" style:parent-style-name="Standard" style:family="paragraph">
      <style:paragraph-properties fo:line-height="150%" fo:text-indent="0.1965in"/>
    </style:style>
    <style:style style:name="P81" style:parent-style-name="Standard" style:family="paragraph">
      <style:paragraph-properties fo:line-height="150%" fo:text-indent="0.1965in"/>
    </style:style>
    <style:style style:name="P82" style:parent-style-name="Standard" style:family="paragraph">
      <style:paragraph-properties fo:line-height="150%" fo:text-indent="0.1965in"/>
    </style:style>
    <style:style style:name="P83" style:parent-style-name="Standard" style:family="paragraph">
      <style:paragraph-properties fo:line-height="150%" fo:text-indent="0.1965in"/>
    </style:style>
    <style:style style:name="P84" style:parent-style-name="Standard" style:family="paragraph">
      <style:paragraph-properties fo:line-height="150%" fo:text-indent="0.1965in"/>
    </style:style>
    <style:style style:name="P85" style:parent-style-name="Standard" style:family="paragraph">
      <style:paragraph-properties fo:line-height="150%" fo:text-indent="0.1965in"/>
    </style:style>
    <style:style style:name="P86" style:parent-style-name="Standard" style:family="paragraph">
      <style:paragraph-properties fo:line-height="150%" fo:text-indent="0.1965in"/>
    </style:style>
    <style:style style:name="P87" style:parent-style-name="Standard" style:family="paragraph">
      <style:paragraph-properties fo:line-height="150%" fo:text-indent="0.1965in"/>
    </style:style>
    <style:style style:name="P88" style:parent-style-name="Standard" style:family="paragraph">
      <style:paragraph-properties fo:line-height="150%" fo:text-indent="0.1965in"/>
    </style:style>
    <style:style style:name="P89" style:parent-style-name="Standard" style:family="paragraph">
      <style:paragraph-properties fo:line-height="150%" fo:text-indent="0.1965in"/>
    </style:style>
    <style:style style:name="P90" style:parent-style-name="Standard" style:family="paragraph">
      <style:paragraph-properties fo:line-height="150%" fo:text-indent="0.1965in"/>
    </style:style>
    <style:style style:name="P91" style:parent-style-name="Standard" style:family="paragraph">
      <style:paragraph-properties fo:line-height="150%" fo:text-indent="0.1965in"/>
    </style:style>
    <style:style style:name="P92" style:parent-style-name="Standard" style:family="paragraph">
      <style:paragraph-properties fo:line-height="150%" fo:text-indent="0.1965in"/>
    </style:style>
    <style:style style:name="T93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94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95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96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97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98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99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0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1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2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3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4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5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6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7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8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9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10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11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12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13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14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15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16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17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T118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19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120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21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22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23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24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25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26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27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28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29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0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1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2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3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4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5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6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7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8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9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40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41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42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43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44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45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46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47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48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49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50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51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52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53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T154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55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56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157" style:parent-style-name="Standard" style:family="paragraph">
      <style:paragraph-properties fo:text-align="justify" fo:text-indent="0.1965in"/>
      <style:text-properties style:font-name="Courier New"/>
    </style:style>
    <style:style style:name="P158" style:parent-style-name="Standard" style:family="paragraph">
      <style:paragraph-properties fo:text-align="justify" fo:text-indent="0.1965in"/>
      <style:text-properties style:font-name="Courier New"/>
    </style:style>
    <style:style style:name="TableColumn160" style:family="table-column">
      <style:table-column-properties style:column-width="1.5743in" style:use-optimal-column-width="false"/>
    </style:style>
    <style:style style:name="TableColumn161" style:family="table-column">
      <style:table-column-properties style:column-width="1.575in" style:use-optimal-column-width="false"/>
    </style:style>
    <style:style style:name="TableColumn162" style:family="table-column">
      <style:table-column-properties style:column-width="1.575in" style:use-optimal-column-width="false"/>
    </style:style>
    <style:style style:name="TableColumn163" style:family="table-column">
      <style:table-column-properties style:column-width="1.575in" style:use-optimal-column-width="false"/>
    </style:style>
    <style:style style:name="Table159" style:family="table">
      <style:table-properties style:width="6.2993in" fo:margin-left="0in" table:align="lef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7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family="graphic" style:name="a0">
      <style:graphic-properties style:wrap="none" style:horizontal-rel="paragraph" style:vertical-rel="paragraph" style:horizontal-pos="center" style:vertical-pos="top"/>
    </style:style>
    <style:style style:family="graphic" style:name="a1">
      <style:graphic-properties style:vertical-pos="middle"/>
    </style:style>
  </office:automatic-styles>
  <office:body>
    <office:text text:use-soft-page-breaks="true">
      <text:p text:style-name="P1">Министерство науки и высшего образования Российской Федерации</text:p>
      <text:p text:style-name="P4">Федеративное государственное автономное образовательное учреждение высшего образования</text:p>
      <text:p text:style-name="P5">«ТОМСКИЙ ГОСУДАРСТВЕННЫЙУНИВЕРСИТЕТ СИСТЕМ УПРАВЛЕНИЯ И<text:s/>РАДИОЭЛЕКТРОНИКИ»(ТУСУР)</text:p>
      <text:p text:style-name="P6"><text:span text:style-name="T7">кафедра <text:s/>институт радиоэлектронной техники</text:span></text:p>
      <text:p text:style-name="P8"><text:span text:style-name="T9">(ИРЭТ)</text:span></text:p>
      <text:p text:style-name="P10"><text:span text:style-name="T11">ТЕКСТОВЫЙ РЕДАКТОР</text:span></text:p>
      <text:p text:style-name="P12"><text:span text:style-name="T13">отчет по лабораторной работе по дисциплине «информатика»</text:span></text:p>
      <text:p text:style-name="P14"/>
      <text:p text:style-name="P15"/>
      <text:p text:style-name="P16"><text:span text:style-name="T17">студент гр.135-2</text:span></text:p>
      <text:p text:style-name="P18"><text:span text:style-name="T19">_____ С.В.Величко</text:span></text:p>
      <text:p text:style-name="P20"><text:span text:style-name="T21">_______</text:span></text:p>
      <text:p text:style-name="P22"><text:span text:style-name="T23">Руководитель</text:span></text:p>
      <text:p text:style-name="P24"><text:span text:style-name="T25">Доцент каф. РЭТЭМ</text:span></text:p>
      <text:p text:style-name="P26"><text:span text:style-name="T27">_____ <text:s text:c="2"/></text:span><text:span text:style-name="T28">_____К.Н.Афонин</text:span></text:p>
      <text:p text:style-name="P29"><text:span text:style-name="T30">оценка</text:span><text:span text:style-name="T31"><text:s text:c="5"/></text:span><text:span text:style-name="T32">____</text:span></text:p>
      <text:p text:style-name="P33"/>
      <text:p text:style-name="титульный">Томск 2025</text:p>
      <text:p text:style-name="P34"/>
      <text:p text:style-name="P35"/>
      <text:p text:style-name="Обычный">Информатика давно перестала быть просто академической дисциплиной или областью интересов программистов.</text:p>
      <text:p text:style-name="Текстлабораторнойработы">Она превратилась в<text:s/><text:span text:style-name="T36">фундаментальный язык</text:span>, на котором говорит современный мир. От работы банков и логистических систем до наших личных смартфонов и социальных сетей — всё построено на принципах, которые изучает информатика. Это наука не только о компьютерах, но, в первую очередь, об информации: её с<text:span text:style-name="T37">боре, хранении, обработке, передаче и использовании</text:span>. Понимание её основ стало новой формой грамотности, необходимой каждому человеку.</text:p>
      <text:p text:style-name="Текстлабораторнойработы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Обычный">Сердцем информатики являются алгоритмы — пошаговые инструкции для решения задач.</text:p>
      <text:p text:style-name="Текстлабораторнойработы">Эти инструкции, записанные на специальных языках<text:s/>программирования, заставляют<text:s/><text:soft-page-break/>компьютеры выполнять сложнейшие операции за<text:s/><text:span text:style-name="T65">доли секунды</text:span>. Алгоритмы управляют поиском в интернете, рекомендуют нам фильмы, прокладывают маршруты и защищают наши данные. Умение мыслить алгоритмически, то есть разбивать сложную проблему на последовательность простых шагов, — это ключевой навык, который развивает эта наука и который пригодится в любой сфере жизни.</text:p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Обычный"/>
      <text:p text:style-name="Обычный">Одним из важнейших разделов информатики является анализ данных. В современном мире мы<text:s/>создаем объемы информации — Big Data («большие данные»).</text:p>
      <text:p text:style-name="Текстлабораторнойработы">Задача специалистов — извлечь из этого моря сырых данных ценные закономерности и идеи.<text:s/><text:soft-page-break/>мощью специальных методов и инструментов аналитики могут предсказать тенденции рынка, оптимизировать бизнес-процессы,<text:s/><text:bookmark-start text:name="tw-target-text"/><text:bookmark-end text:name="tw-target-text"/>персонализировать</text:p>
      <text:p text:style-name="Текстлабораторнойработы">медицину и даже бороться с преступностью. Таким образом, данные превращаются в<text:s/><text:span text:style-name="T93">один из самых ценных ресурсов XXI века</text:span>.</text:p>
      <text:p text:style-name="Текстлабораторнойработы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Обычный">Безопасность информации также стала краеугольным камнем цифровой эпохи.</text:p>
      <text:p text:style-name="Текстлабораторнойработы"><text:s/>Киберпреступность, утечки персональных данных, хакерские атаки на критическую<text:s/><text:soft-page-break/>инфраструктуру — всё это реалии нашего времени. Информатика отвечает на эти вызовы,<text:s/><text:span text:style-name="T118">разрабатывая сложные системы шифрования</text:span>, протоколы безопасной передачи данных и методы защиты<text:s/>сетей. Понимание основ кибербезопасности важно не только для<text:s/><text:span text:style-name="T119">IT-специалистов</text:span>, но и для обычных пользователей, чтобы защитить свою приватность в digital-пространстве.</text:p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Обычный"/>
      <text:p text:style-name="Обычный">Таким образом, информатика — это динамичная и<text:s/>живая наука, которая продолжает изменять форму нашу реальность.</text:p>
      <text:p text:style-name="Текстлабораторнойработы"><text:s/>Появление<text:s/><text:span text:style-name="T154">квантовых вычислений</text:span>,<text:s/><text:span text:style-name="T155">искусственного интеллекта</text:span><text:s/>и<text:s/><text:span text:style-name="T156">развития «интернета вещей»</text:span><text:s/>открывает новые горизонты и ставит сложные этические и философские вопросы. Изучая<text:s/><text:soft-page-break/>информатику, мы не просто осваиваем инструменты для будущей профессии, мы учимся понимать и критически оценивать тот технологичный мир, который стремительно меняется вокруг нас.</text:p>
      <text:p text:style-name="Текстлабораторнойработы"/>
      <text:p text:style-name="P157"/>
      <text:p text:style-name="P158"/>
      <table:table table:style-name="Table159">
        <table:table-columns>
          <table:table-column table:style-name="TableColumn160"/>
          <table:table-column table:style-name="TableColumn161"/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>
            <text:p text:style-name="P166">номер</text:p>
          </table:table-cell>
          <table:table-cell table:style-name="TableCell167">
            <text:p text:style-name="P168">название</text:p>
          </table:table-cell>
          <table:table-cell table:style-name="TableCell169">
            <text:p text:style-name="P170">Код оценки</text:p>
          </table:table-cell>
          <table:table-cell table:style-name="TableCell171">
            <text:p text:style-name="P172">оценка</text:p>
          </table:table-cell>
        </table:table-row>
        <table:table-row table:style-name="TableRow173">
          <table:table-cell table:style-name="TableCell174">
            <text:p text:style-name="P175">1</text:p>
          </table:table-cell>
          <table:table-cell table:style-name="TableCell176">
            <text:p text:style-name="P177">Русский язык</text:p>
          </table:table-cell>
          <table:table-cell table:style-name="TableCell178">
            <text:p text:style-name="P179">4</text:p>
          </table:table-cell>
          <table:table-cell table:style-name="TableCell180">
            <text:p text:style-name="P181">хорошо</text:p>
          </table:table-cell>
        </table:table-row>
        <table:table-row table:style-name="TableRow182">
          <table:table-cell table:style-name="TableCell183">
            <text:p text:style-name="P184">2</text:p>
          </table:table-cell>
          <table:table-cell table:style-name="TableCell185">
            <text:p text:style-name="P186">математика</text:p>
          </table:table-cell>
          <table:table-cell table:style-name="TableCell187">
            <text:p text:style-name="P188">3</text:p>
          </table:table-cell>
          <table:table-cell table:style-name="TableCell189">
            <text:p text:style-name="P190">удовлетворительно</text:p>
          </table:table-cell>
        </table:table-row>
        <table:table-row table:style-name="TableRow191">
          <table:table-cell table:style-name="TableCell192">
            <text:p text:style-name="P193">3</text:p>
          </table:table-cell>
          <table:table-cell table:style-name="TableCell194">
            <text:p text:style-name="P195">информатика</text:p>
          </table:table-cell>
          <table:table-cell table:style-name="TableCell196">
            <text:p text:style-name="P197">5</text:p>
          </table:table-cell>
          <table:table-cell table:style-name="TableCell198">
            <text:p text:style-name="P199">отлично</text:p>
          </table:table-cell>
        </table:table-row>
        <table:table-row table:style-name="TableRow200">
          <table:table-cell table:style-name="TableCell201">
            <text:p text:style-name="P202">4</text:p>
          </table:table-cell>
          <table:table-cell table:style-name="TableCell203">
            <text:p text:style-name="P204">физика</text:p>
          </table:table-cell>
          <table:table-cell table:style-name="TableCell205">
            <text:p text:style-name="P206">3</text:p>
          </table:table-cell>
          <table:table-cell table:style-name="TableCell207">
            <text:p text:style-name="P208">удовлетворительно</text:p>
          </table:table-cell>
        </table:table-row>
        <table:table-row table:style-name="TableRow209">
          <table:table-cell table:style-name="TableCell210">
            <text:p text:style-name="P211">5</text:p>
          </table:table-cell>
          <table:table-cell table:style-name="TableCell212">
            <text:p text:style-name="P213">обж</text:p>
          </table:table-cell>
          <table:table-cell table:style-name="TableCell214">
            <text:p text:style-name="P215">5</text:p>
          </table:table-cell>
          <table:table-cell table:style-name="TableCell216">
            <text:p text:style-name="P217">хорошо</text:p>
          </table:table-cell>
        </table:table-row>
      </table:table>
      <text:p text:style-name="Текстлабораторнойработы"/>
      <text:p text:style-name="Текстлабораторнойработы"/>
      <text:p text:style-name="Текстлабораторнойработы"><draw:frame draw:z-index="251658240" draw:style-name="a0" draw:name="Объект1" text:anchor-type="paragraph" svg:x="0in" svg:y="0in" svg:width="6.29792in" svg:height="3.54167in" style:rel-width="scale" style:rel-height="scale"><draw:object xlink:href="Object 1/" xlink:type="simple" xlink:show="embed" xlink:actuate="onLoad"/><svg:title/><svg:desc/></draw:frame><draw:frame draw:style-name="a1" text:anchor-type="as-char" svg:x="0in" svg:y="0in" svg:width="6.47917in" svg:height="0.75in" style:rel-width="scale" style:rel-height="scale"><draw:object xlink:href="Object 2/" xlink:type="simple" xlink:show="embed" xlink:actuate="onLoad"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Headerright" style:display-name="Header right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титульный" style:display-name="титульный" style:family="paragraph" style:parent-style-name="Standard">
      <style:paragraph-properties fo:text-align="center" fo:text-indent="0.1965in"/>
      <style:text-properties fo:font-size="14pt" style:font-size-asian="14pt" style:font-size-complex="1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Текстлабораторнойработы" style:display-name="Текст лабораторной работы" style:family="paragraph">
      <style:paragraph-properties fo:text-align="justify" fo:line-height="150%"/>
      <style:text-properties fo:hyphenate="false"/>
    </style:style>
    <style:style style:name="NumberingSymbols" style:display-name="Numbering Symbols" style:family="text"/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Названиераздела" style:display-name="Название раздела" style:family="text">
      <style:text-properties fo:font-size="14pt" style:font-size-asian="14pt" style:font-size-complex="14pt" fo:language="ru" fo:country="RU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end"/>
    </style:style>
    <style:style style:name="T3" style:parent-style-name="Основнойшрифтабзаца" style:family="text">
      <style:text-properties fo:language="en" fo:country="US"/>
    </style:style>
  </office:automatic-styles>
  <office:master-styles>
    <style:master-page style:name="MP0" style:page-layout-name="PL0">
      <style:header>
        <text:p text:style-name="P2"><text:span text:style-name="T3"><text:page-number text:fixed="false">7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Семён Величко</dc:creator>
    <meta:creation-date>2025-09-02T09:27:00Z</meta:creation-date>
    <dc:date>2025-09-15T14:39:00Z</dc:date>
    <meta:template xlink:href="Normal.dotm" xlink:type="simple"/>
    <meta:editing-cycles>3</meta:editing-cycles>
    <meta:editing-duration>PT1200S</meta:editing-duration>
    <meta:document-statistic meta:page-count="6" meta:paragraph-count="6" meta:word-count="515" meta:character-count="3449" meta:row-count="24" meta:non-whitespace-character-count="2940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 number:language="ru" number:country="RU" number:transliteration-format="1" number:transliteration-language="ru" number:transliteration-country="RU" number:transliteration-style="short">
      <number:day number:style="long"/>
      <number:text>.</number:text>
      <number:month number:style="long"/>
      <number:text>.</number:text>
      <number:year number:style="long"/>
    </number:date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pt" svg:width="453.4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/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/>
            </table:table-row>
          </table:table-header-rows>
          <table:table-row>
            <table:table-cell office:value-type="string">
              <text:p>01.01.1900</text:p>
            </table:table-cell>
            <table:table-cell office:value-type="float" office:value="4"/>
          </table:table-row>
          <table:table-row>
            <table:table-cell office:value-type="string">
              <text:p>02.01.1900</text:p>
            </table:table-cell>
            <table:table-cell office:value-type="float" office:value="3"/>
          </table:table-row>
          <table:table-row>
            <table:table-cell office:value-type="string">
              <text:p>03.01.1900</text:p>
            </table:table-cell>
            <table:table-cell office:value-type="float" office:value="5"/>
          </table:table-row>
          <table:table-row>
            <table:table-cell office:value-type="string">
              <text:p>04.01.1900</text:p>
            </table:table-cell>
            <table:table-cell office:value-type="float" office:value="3"/>
          </table:table-row>
          <table:table-row>
            <table:table-cell office:value-type="string">
              <text:p>05.01.1900</text:p>
            </table:table-cell>
            <table:table-cell office:value-type="float" office:value="5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mml:math xmlns:mml="http://www.w3.org/1998/Math/MathML" xmlns:m="http://schemas.openxmlformats.org/officeDocument/2006/math">
  <mml:mtable>
    <mml:mtr>
      <mml:mtd>
        <mml:mi>z</mml:mi>
        <mml:mo>=</mml:mo>
        <mml:mfrac>
          <mml:mrow>
            <mml:mfenced open="|" close="|" separators="|">
              <mml:mrow>
                <mml:mi>x</mml:mi>
              </mml:mrow>
            </mml:mfenced>
            <mml:mo>+</mml:mo>
            <mml:mfenced open="|" close="|" separators="|">
              <mml:mrow>
                <mml:mi>y</mml:mi>
              </mml:mrow>
            </mml:mfenced>
          </mml:mrow>
          <mml:mrow>
            <mml:mn>1</mml:mn>
            <mml:mo>+</mml:mo>
            <mml:msqrt>
              <mml:mfenced open="|" close="|" separators="|">
                <mml:mrow>
                  <mml:mi>x</mml:mi>
                </mml:mrow>
              </mml:mfenced>
              <mml:mo>+</mml:mo>
              <mml:mfenced open="|" close="|" separators="|">
                <mml:mrow>
                  <mml:mi>y</mml:mi>
                </mml:mrow>
              </mml:mfenced>
            </mml:msqrt>
          </mml:mrow>
        </mml:mfrac>
      </mml:mtd>
      <mml:mtd>
        <mml:mi>z</mml:mi>
        <mml:mo>=</mml:mo>
        <mml:mfenced open="{" close="" separators="|">
          <mml:mrow>
            <mml:mtable>
              <mml:mtr>
                <mml:mtd>
                  <mml:mrow>
                    <mml:maligngroup/>
                    <mml:mroot>
                      <mml:mrow>
                        <mml:msup>
                          <mml:mrow>
                            <mml:mn>3</mml:mn>
                            <mml:mi>x</mml:mi>
                          </mml:mrow>
                          <mml:mrow>
                            <mml:mn>2</mml:mn>
                          </mml:mrow>
                        </mml:msup>
                        <mml:mo>+</mml:mo>
                        <mml:msup>
                          <mml:mrow>
                            <mml:mi>y</mml:mi>
                          </mml:mrow>
                          <mml:mrow>
                            <mml:mn>5</mml:mn>
                          </mml:mrow>
                        </mml:msup>
                      </mml:mrow>
                      <mml:mrow>
                        <mml:mn>7</mml:mn>
                      </mml:mrow>
                    </mml:mroot>
                    <mml:mi> </mml:mi>
                    <mml:mi>п</mml:mi>
                    <mml:mi>р</mml:mi>
                    <mml:mi>и</mml:mi>
                    <mml:mi> </mml:mi>
                    <mml:mi>x</mml:mi>
                    <mml:mo>≤</mml:mo>
                    <mml:mn>0</mml:mn>
                  </mml:mrow>
                </mml:mtd>
              </mml:mtr>
              <mml:mtr>
                <mml:mtd>
                  <mml:mrow>
                    <mml:maligngroup/>
                    <mml:mrow>
                      <mml:mrow>
                        <mml:msup>
                          <mml:mrow>
                            <mml:mi mathvariant="normal">sin</mml:mi>
                          </mml:mrow>
                          <mml:mrow>
                            <mml:mo>-</mml:mo>
                            <mml:mn>1</mml:mn>
                          </mml:mrow>
                        </mml:msup>
                      </mml:mrow>
                      <mml:mo>⁡</mml:mo>
                      <mml:mrow>
                        <mml:mfenced separators="|">
                          <mml:mrow>
                            <mml:mfrac bevelled="true">
                              <mml:mrow>
                                <mml:mi>x</mml:mi>
                              </mml:mrow>
                              <mml:mrow>
                                <mml:mi>y</mml:mi>
                              </mml:mrow>
                            </mml:mfrac>
                          </mml:mrow>
                        </mml:mfenced>
                      </mml:mrow>
                    </mml:mrow>
                    <mml:mi> </mml:mi>
                    <mml:mi>п</mml:mi>
                    <mml:mi>р</mml:mi>
                    <mml:mi>и</mml:mi>
                    <mml:mi> </mml:mi>
                    <mml:mi>x</mml:mi>
                    <mml:mo>&gt;</mml:mo>
                    <mml:mn>0</mml:mn>
                    <mml:mo>,</mml:mo>
                    <mml:mfenced open="|" close="|" separators="|">
                      <mml:mrow>
                        <mml:mi>y</mml:mi>
                      </mml:mrow>
                    </mml:mfenced>
                    <mml:mo>≥</mml:mo>
                    <mml:mi>x</mml:mi>
                  </mml:mrow>
                </mml:mtd>
              </mml:mtr>
              <mml:mtr>
                <mml:mtd>
                  <mml:mrow>
                    <mml:maligngroup/>
                    <mml:mrow>
                      <mml:mrow>
                        <mml:msub>
                          <mml:mrow>
                            <mml:mi mathvariant="normal">log</mml:mi>
                          </mml:mrow>
                          <mml:mrow>
                            <mml:mi>x</mml:mi>
                            <mml:mo>-</mml:mo>
                            <mml:mfenced open="|" close="|" separators="|">
                              <mml:mrow>
                                <mml:mi>y</mml:mi>
                              </mml:mrow>
                            </mml:mfenced>
                            <mml:mo>+</mml:mo>
                            <mml:mn>1</mml:mn>
                          </mml:mrow>
                        </mml:msub>
                      </mml:mrow>
                      <mml:mo>⁡</mml:mo>
                      <mml:mrow>
                        <mml:mfenced separators="|">
                          <mml:mrow>
                            <mml:mn>4</mml:mn>
                            <mml:mi>x</mml:mi>
                            <mml:mo>+</mml:mo>
                            <mml:mfenced open="|" close="|" separators="|">
                              <mml:mrow>
                                <mml:mn>3</mml:mn>
                                <mml:mi>y</mml:mi>
                              </mml:mrow>
                            </mml:mfenced>
                          </mml:mrow>
                        </mml:mfenced>
                      </mml:mrow>
                    </mml:mrow>
                    <mml:mi>п</mml:mi>
                    <mml:mi>р</mml:mi>
                    <mml:mi>и</mml:mi>
                    <mml:mi> </mml:mi>
                    <mml:mi>x</mml:mi>
                    <mml:mo>&gt;</mml:mo>
                    <mml:mn>0</mml:mn>
                    <mml:mo>,</mml:mo>
                    <mml:mfenced open="|" close="|" separators="|">
                      <mml:mrow>
                        <mml:mi>y</mml:mi>
                      </mml:mrow>
                    </mml:mfenced>
                    <mml:mo>&lt;</mml:mo>
                    <mml:mi>x</mml:mi>
                  </mml:mrow>
                </mml:mtd>
              </mml:mtr>
            </mml:mtable>
          </mml:mrow>
        </mml:mfenced>
      </mml:mtd>
      <mml:mtd>
        <mml:mo>∫</mml:mo>
        <mml:mfrac>
          <mml:mrow>
            <mml:mi>d</mml:mi>
            <mml:mi>x</mml:mi>
          </mml:mrow>
          <mml:mrow>
            <mml:msup>
              <mml:mrow>
                <mml:mrow>
                  <mml:mrow>
                    <mml:mi mathvariant="normal">sin</mml:mi>
                  </mml:mrow>
                  <mml:mo>⁡</mml:mo>
                  <mml:mrow>
                    <mml:mi>x</mml:mi>
                  </mml:mrow>
                </mml:mrow>
              </mml:mrow>
              <mml:mrow>
                <mml:mn>2</mml:mn>
              </mml:mrow>
            </mml:msup>
          </mml:mrow>
        </mml:mfrac>
        <mml:mo>=</mml:mo>
        <mml:mo>-</mml:mo>
        <mml:mrow>
          <mml:mrow>
            <mml:mi mathvariant="normal">cot</mml:mi>
          </mml:mrow>
          <mml:mo>⁡</mml:mo>
          <mml:mrow>
            <mml:mi>x</mml:mi>
          </mml:mrow>
        </mml:mrow>
        <mml:mo>+</mml:mo>
        <mml:mi>C</mml:mi>
      </mml:mtd>
    </mml:mtr>
  </mml:mtable>
</mml:math>
</file>